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97d3" officeooo:paragraph-rsid="000397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enido para el banco de semillas</text:p>
      <text:p text:style-name="P1">Documental</text:p>
      <text:p text:style-name="P1">Listado de centros participantes en el programa con foto e información de cada uno</text:p>
      <text:p text:style-name="P1">Eventos, actividades y demás cosas que se quieran incluir en el calendario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9T11:59:13.023000000</meta:creation-date>
    <dc:date>2025-07-29T12:51:54.287000000</dc:date>
    <meta:editing-duration>PT52M41S</meta:editing-duration>
    <meta:editing-cycles>1</meta:editing-cycles>
    <meta:document-statistic meta:table-count="0" meta:image-count="0" meta:object-count="0" meta:page-count="1" meta:paragraph-count="4" meta:word-count="33" meta:character-count="201" meta:non-whitespace-character-count="172"/>
    <meta:generator>LibreOffice/7.4.3.2$Windows_X86_64 LibreOffice_project/1048a8393ae2eeec98dff31b5c133c5f1d08b890</meta:generator>
  </office:meta>
</office:document-meta>
</file>